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7mm"/>
    </style:style>
    <style:style style:name="co3" style:family="table-column">
      <style:table-column-properties fo:break-before="auto" style:column-width="43.34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squett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uest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étail</text:p>
          </table:table-cell>
          <table:table-cell office:value-type="string" calcext:value-type="string">
            <text:p>Unité par module</text:p>
          </table:table-cell>
          <table:table-cell office:value-type="string" calcext:value-type="string">
            <text:p>Nb modules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F4]*[.G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5]*[.G5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6]*[.G6]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modules dans mural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8]*[.G8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9]*[.G9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dans Carpor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 modules Su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mes modules Nord Ouest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6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5x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inter-modul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dans lisse haut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0]*[.G20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ergol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5x100</text:p>
          </table:table-cell>
          <table:table-cell table:formula="of:=8*2*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F23]*[.G23]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averses 5x15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24]*[.G24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blière 5x15 dans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lives dans sablière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F26]*[.G26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spension</text:p>
          </table:table-cell>
          <table:table-cell office:value-type="string" calcext:value-type="string">
            <text:p>Crochet à platine Inox A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7]*[.G27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âble Inox A4</text:p>
          </table:table-cell>
          <table:table-cell office:value-type="string" calcext:value-type="string">
            <text:p>1.5m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28]*[.G28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bes Plantes</text:p>
          </table:table-cell>
          <table:table-cell office:value-type="string" calcext:value-type="string">
            <text:p>Tube Inox A4 creux</text:p>
          </table:table-cell>
          <table:table-cell office:value-type="string" calcext:value-type="string">
            <text:p>12mm</text:p>
          </table:table-cell>
          <table:table-cell table:formula="of:=1.5*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F29]*[.G29]" office:value-type="float" office:value="54" calcext:value-type="float">
            <text:p>54</text:p>
          </table:table-cell>
          <table:table-cell office:value-type="string" calcext:value-type="string">
            <text:p>Voir pour tube s’emboîtant 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a Inox</text:p>
          </table:table-cell>
          <table:table-cell office:value-type="string" calcext:value-type="string">
            <text:p>Goupille Beta Ino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0]*[.G30]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latines</text:p>
          </table:table-cell>
          <table:table-cell office:value-type="string" calcext:value-type="string">
            <text:p>Platine réglable inox 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1]*[.G31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platines / pot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2]*[.G32]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ation platines / plot béton</text:p>
          </table:table-cell>
          <table:table-cell office:value-type="string" calcext:value-type="string">
            <text:p>Tire-fond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33]*[.G33]"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xation lien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4]*[.G34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ame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60</text:p>
          </table:table-cell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37]*[.G37]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" calcext:value-type="float">
            <text:p>1</text:p>
          </table:table-cell>
          <table:table-cell table:formula="of:=[.F38]*[.G38]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uvre-joints</text:p>
          </table:table-cell>
          <table:table-cell office:value-type="string" calcext:value-type="string">
            <text:p>Vis Inox A4</text:p>
          </table:table-cell>
          <table:table-cell office:value-type="string" calcext:value-type="string">
            <text:p>5x8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39]*[.G39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1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tre-tasseaux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6x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rallière</text:p>
          </table:table-cell>
          <table:table-cell table:number-columns-repeated="2"/>
          <table:table-cell office:value-type="string" calcext:value-type="string">
            <text:p>Vis</text:p>
          </table:table-cell>
          <table:table-cell office:value-type="string" calcext:value-type="string">
            <text:p>6x8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44]*[.G44]" office:value-type="float" office:value="50" calcext:value-type="float">
            <text:p>50</text:p>
          </table:table-cell>
          <table:table-cell/>
        </table:table-row>
      </table:table>
      <table:table table:name="Stock Actue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ate de mise à jour</text:p>
          </table:table-cell>
        </table:table-row>
      </table:table>
      <table:table table:name="A achet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3:30:25.845523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2T09:51:32.560540716</meta:creation-date>
    <dc:date>2019-07-22T11:50:41.296679734</dc:date>
    <meta:editing-duration>PT1H58M37S</meta:editing-duration>
    <meta:editing-cycles>61</meta:editing-cycles>
    <meta:generator>LibreOffice/6.3.0.1$Linux_X86_64 LibreOffice_project/30$Build-1</meta:generator>
    <meta:document-statistic meta:table-count="3" meta:cell-count="215" meta:object-count="0"/>
  </office:meta>
</office:document-meta>
</file>